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504cm"/>
    </style:style>
    <style:style style:name="gr3" style:family="graphic" style:parent-style-name="standard">
      <style:graphic-properties draw:stroke="none" svg:stroke-color="#000000" draw:fill="none" draw:fill-color="#ffffff" fo:min-height="2.89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layer="layout" svg:width="27.236cm" svg:height="16.692cm" svg:x="3.163cm" svg:y="3.01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9.386cm" svg:height="1.754cm" svg:x="9.107cm" svg:y="1cm">
          <draw:text-box>
            <text:p text:style-name="P1">Control block inputs/outputs</text:p>
          </draw:text-box>
        </draw:frame>
        <draw:frame draw:style-name="gr3" draw:text-style-name="P2" draw:layer="layout" svg:width="22.309cm" svg:height="3.146cm" svg:x="1.213cm" svg:y="18.972cm">
          <draw:text-box>
            <text:p text:style-name="P1"><text:span text:style-name="T1">mq – message queue , sq – send queue , dm <text:s/>- data memory , im – instr memory</text:span></text:p>
            <text:p text:style-name="P1"><text:span text:style-name="T1"/>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1" draw:layer="layout" svg:width="28.898cm" svg:height="16.696cm" svg:x="2.851cm" svg:y="2.338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family-generic-asian="system" style:font-pitch-asian="variable" style:font-size-asian="24pt" style:language-asian="zxx" style:country-asian="none" style:font-family-complex="'Nimbus Sans L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Nimbus Sans L'" style:font-family-generic-asian="system" style:font-pitch-asian="variable" style:font-size-asian="18pt" style:font-style-asian="normal" style:font-weight-asian="normal" style:font-family-complex="'Nimbus Sans L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booo buuuu</meta:initial-creator>
    <meta:creation-date>2008-03-25T12:39:18</meta:creation-date>
    <dc:creator>booo buuuu</dc:creator>
    <dc:date>2008-03-27T17:27:16</dc:date>
    <meta:printed-by>booo buuuu</meta:printed-by>
    <meta:print-date>2008-03-27T15:31:07</meta:print-date>
    <dc:language>en-US</dc:language>
    <meta:editing-cycles>5</meta:editing-cycles>
    <meta:editing-duration>PT2H40M1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0.6799in"/>
    </style:style>
    <style:style style:name="co2" style:family="table-column">
      <style:table-column-properties fo:break-before="auto" style:column-width="1.3547in"/>
    </style:style>
    <style:style style:name="co3" style:family="table-column">
      <style:table-column-properties fo:break-before="auto" style:column-width="1.0008in"/>
    </style:style>
    <style:style style:name="co4" style:family="table-column">
      <style:table-column-properties fo:break-before="auto" style:column-width="1.017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71in solid #000000"/>
      <style:paragraph-properties fo:text-align="center" fo:margin-left="0in"/>
    </style:style>
    <style:style style:name="ce2" style:family="table-cell" style:parent-style-name="Default">
      <style:table-cell-properties fo:border-bottom="0.0071in solid #000000" style:text-align-source="fix" style:repeat-content="false" fo:border-left="none" fo:border-right="0.0071in solid #000000" fo:border-top="0.0071in solid #000000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3" table:default-cell-style-name="ce2"/>
        <table:table-row table:style-name="ro1">
          <table:table-cell table:number-columns-repeated="2"/>
          <table:table-cell office:value-type="string">
            <text:p>both nodes</text:p>
          </table:table-cell>
          <table:table-cell office:value-type="string">
            <text:p>processor node</text:p>
          </table:table-cell>
          <table:table-cell office:value-type="string">
            <text:p>memory node</text:p>
          </table:table-cell>
          <table:table-cell office:value-type="string">
            <text:p>fair_counter</text:p>
          </table:table-cell>
          <table:table-cell office:value-type="string">
            <text:p>bo</text:p>
          </table:table-cell>
        </table:table-row>
        <table:table-row table:style-name="ro1">
          <table:table-cell office:value-type="string">
            <text:p>inputs</text:p>
          </table:table-cell>
          <table:table-cell office:value-type="string">
            <text:p>pr_msg.cm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pr_msg.valid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pr_msg.age/timeout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q_qm_full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q_qm_empty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nios_bus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em_bus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ddr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st_id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ycle_count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utputs</text:p>
          </table:table-cell>
          <table:table-cell office:value-type="string">
            <text:p>bo_send_msg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mq_push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q_pop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em_wr_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em_rd_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q_push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q_pop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m_wr_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m_rd_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im_wr_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im_rd_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27">03/27/2008</text:date>, <text:time>17:2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0.6799in"/>
    </style:style>
    <style:style style:name="co2" style:family="table-column">
      <style:table-column-properties fo:break-before="auto" style:column-width="1.3547in"/>
    </style:style>
    <style:style style:name="co3" style:family="table-column">
      <style:table-column-properties fo:break-before="auto" style:column-width="1.0008in"/>
    </style:style>
    <style:style style:name="co4" style:family="table-column">
      <style:table-column-properties fo:break-before="auto" style:column-width="1.0016in"/>
    </style:style>
    <style:style style:name="co5" style:family="table-column">
      <style:table-column-properties fo:break-before="auto" style:column-width="0.9984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71in solid #000000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table:number-columns-repeated="2"/>
          <table:table-cell office:value-type="string">
            <text:p>m0</text:p>
          </table:table-cell>
          <table:table-cell office:value-type="string">
            <text:p>m3</text:p>
          </table:table-cell>
          <table:table-cell office:value-type="string">
            <text:p>au</text:p>
          </table:table-cell>
          <table:table-cell office:value-type="string">
            <text:p>qm</text:p>
          </table:table-cell>
        </table:table-row>
        <table:table-row table:style-name="ro1">
          <table:table-cell office:value-type="string">
            <text:p>inputs</text:p>
          </table:table-cell>
          <table:table-cell office:value-type="string">
            <text:p>pr_msg.cmd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r_msg.vali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pr_msg.age/timeout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q_qm_full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q_qm_empty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nios_busy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mem_busy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dd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st_i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ycle_count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outputs</text:p>
          </table:table-cell>
          <table:table-cell office:value-type="string">
            <text:p>bo_send_msg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q_push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mq_pop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mem_wr_en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em_rd_en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q_push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q_pop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m_wr_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m_rd_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im_wr_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im_rd_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0_cnt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3_cnt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ma_wr_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ma_rd_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rb_wr_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rb_rd_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b_wr_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b_rd_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27">03/27/2008</text:date>, <text:time>17:2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